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3.302cm" svg:height="3.937cm" svg:x="1.127cm" svg:y="1.254cm">
          <text:p text:style-name="P1"><text:span text:style-name="T1">aiScene</text:span></text:p>
          <text:p text:style-name="P1"><text:span text:style-name="T1"/></text:p>
          <text:p text:style-name="P1"><text:span text:style-name="T1"/></text:p>
          <text:p text:style-name="P1"><text:span text:style-name="T2">aiMesh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604cm" svg:height="8.382cm" svg:x="5.826cm" svg:y="6.334cm">
          <text:p text:style-name="P1"><text:span text:style-name="T1">aiMesh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iBone[]</text:span></text:p>
          <text:p text:style-name="P1"><text:span text:style-name="T2">aiVector3D vertices[]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75cm" svg:y1="4.429cm" svg:x2="8.62cm" svg:y2="5.953cm">
          <text:p/>
        </draw:line>
        <draw:custom-shape draw:style-name="gr1" draw:text-style-name="P2" draw:layer="layout" svg:width="5.08cm" svg:height="6.858cm" svg:x="15.224cm" svg:y="10.779cm">
          <text:p text:style-name="P1"><text:span text:style-name="T1">aiBone</text:span></text:p>
          <text:p text:style-name="P1"><text:span text:style-name="T1"/></text:p>
          <text:p text:style-name="P1"><text:span text:style-name="T2">string name</text:span></text:p>
          <text:p text:style-name="P1"><text:span text:style-name="T2">aiVertexWeight[]</text:span></text:p>
          <text:p text:style-name="P1"><text:span text:style-name="T2">offsetMatrix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9.763cm" svg:x2="17.129cm" svg:y2="10.525cm">
          <text:p/>
        </draw:line>
        <draw:line draw:style-name="gr2" draw:text-style-name="P1" draw:layer="layout" svg:x1="14.97cm" svg:y1="14.843cm" svg:x2="9.509cm" svg:y2="17.129cm">
          <text:p/>
        </draw:line>
        <draw:custom-shape draw:style-name="gr1" draw:text-style-name="P2" draw:layer="layout" svg:width="4.699cm" svg:height="5.969cm" svg:x="6.588cm" svg:y="17.51cm">
          <text:p text:style-name="P1"><text:span text:style-name="T1">aiVertexWeight</text:span></text:p>
          <text:p text:style-name="P1"><text:span text:style-name="T1"/></text:p>
          <text:p text:style-name="P1"><text:span text:style-name="T2">uint VertexID</text:span></text:p>
          <text:p text:style-name="P1"><text:span text:style-name="T2">float Weigh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2.289cm" svg:x1="6.872cm" svg:y1="20.909cm" svg:x2="5.826cm" svg:y2="10.525cm" draw:end-shape="id1" draw:end-glue-point="3" svg:d="m6872 20909c-5754 0-5231-10384-1046-1038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6-11T21:35:37</meta:creation-date>
    <dc:date>2012-06-15T15:48:31</dc:date>
    <dc:creator>Etay Meiri</dc:creator>
    <meta:editing-duration>PT12M13S</meta:editing-duration>
    <meta:editing-cycles>3</meta:editing-cycles>
    <meta:generator>LibreOffice/3.4$Unix LibreOffice_project/340m1$Build-402</meta:generator>
    <meta:document-statistic meta:object-count="8"/>
  </office:meta>
</office:document-meta>
</file>